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.StAXSource( XMLStreamReader xmlStream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Source.get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tAXSource( XMLEventReader xmlEvent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Ev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